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8097in" table:align="left"/>
    </style:style>
    <style:style style:name="Table1.A" style:family="table-column">
      <style:table-column-properties style:column-width="0.6903in"/>
    </style:style>
    <style:style style:name="Table1.B" style:family="table-column">
      <style:table-column-properties style:column-width="1.1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8097in" table:align="left"/>
    </style:style>
    <style:style style:name="Table2.A" style:family="table-column">
      <style:table-column-properties style:column-width="0.6903in"/>
    </style:style>
    <style:style style:name="Table2.B" style:family="table-column">
      <style:table-column-properties style:column-width="1.1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8097in" table:align="left"/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1.1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8097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1.1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0b0e" officeooo:paragraph-rsid="001f0b0e"/>
    </style:style>
    <style:style style:name="P2" style:family="paragraph" style:parent-style-name="Standard">
      <style:text-properties style:font-name="Courier 10 Pitch" fo:font-size="10.5pt" officeooo:rsid="001f0b0e" officeooo:paragraph-rsid="001f0b0e" style:font-size-asian="10.5pt" style:font-size-complex="10.5pt"/>
    </style:style>
    <style:style style:name="P3" style:family="paragraph" style:parent-style-name="Standard">
      <style:text-properties style:font-name="Courier 10 Pitch" fo:font-size="10.5pt" officeooo:rsid="001fc22d" officeooo:paragraph-rsid="001fc22d" style:font-size-asian="10.5pt" style:font-size-complex="10.5pt"/>
    </style:style>
    <style:style style:name="P4" style:family="paragraph" style:parent-style-name="Standard">
      <style:text-properties style:font-name="Courier 10 Pitch" fo:font-size="10.5pt" officeooo:rsid="00210657" officeooo:paragraph-rsid="00210657" style:font-size-asian="10.5pt" style:font-size-complex="10.5pt"/>
    </style:style>
    <style:style style:name="P5" style:family="paragraph" style:parent-style-name="Standard">
      <style:text-properties style:font-name="Liberation Serif" fo:font-size="14pt" officeooo:rsid="001f0b0e" officeooo:paragraph-rsid="001f0b0e" style:font-size-asian="14pt" style:font-size-complex="14pt"/>
    </style:style>
    <style:style style:name="P6" style:family="paragraph" style:parent-style-name="Standard">
      <style:text-properties style:font-name="Liberation Serif" fo:font-size="14pt" officeooo:rsid="001f0b0e" officeooo:paragraph-rsid="001fc22d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fc22d" officeooo:paragraph-rsid="001fc22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10657" officeooo:paragraph-rsid="00210657" style:font-size-asian="14pt" style:font-size-complex="14pt"/>
    </style:style>
    <style:style style:name="P9" style:family="paragraph" style:parent-style-name="Standard">
      <style:text-properties officeooo:paragraph-rsid="001fc22d"/>
    </style:style>
    <style:style style:name="P10" style:family="paragraph" style:parent-style-name="Standard">
      <style:text-properties fo:font-size="14pt" officeooo:rsid="00210657" officeooo:paragraph-rsid="00210657" style:font-size-asian="14pt" style:font-size-complex="14pt"/>
    </style:style>
    <style:style style:name="P11" style:family="paragraph" style:parent-style-name="Standard">
      <style:text-properties officeooo:rsid="00210657" officeooo:paragraph-rsid="00210657"/>
    </style:style>
    <style:style style:name="P12" style:family="paragraph" style:parent-style-name="Table_20_Contents">
      <style:text-properties style:font-name="Liberation Serif" fo:font-size="14pt" officeooo:rsid="001f0b0e" officeooo:paragraph-rsid="001f0b0e" style:font-size-asian="14pt" style:font-size-complex="14pt"/>
    </style:style>
    <style:style style:name="P13" style:family="paragraph" style:parent-style-name="Table_20_Contents">
      <style:text-properties style:font-name="Liberation Serif" fo:font-size="14pt" officeooo:rsid="001f0b0e" officeooo:paragraph-rsid="001fc22d" style:font-size-asian="14pt" style:font-size-complex="14pt"/>
    </style:style>
    <style:style style:name="P14" style:family="paragraph" style:parent-style-name="Table_20_Contents">
      <style:text-properties style:font-name="Liberation Serif" fo:font-size="14pt" officeooo:rsid="001f0b0e" officeooo:paragraph-rsid="00210657" style:font-size-asian="14pt" style:font-size-complex="14pt"/>
    </style:style>
    <style:style style:name="P15" style:family="paragraph" style:parent-style-name="Table_20_Contents">
      <style:text-properties style:font-name="Liberation Serif" fo:font-size="14pt" officeooo:rsid="001fc22d" officeooo:paragraph-rsid="001fc22d" style:font-size-asian="14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a Uchwat czw 12:50</text:p>
      <text:p text:style-name="P1"/>
      <text:p text:style-name="P1">MOWNiT</text:p>
      <text:p text:style-name="P1">Sprawozdanie z laboratorium nr 1</text:p>
      <text:p text:style-name="P1"/>
      <text:p text:style-name="P1">zad. 1</text:p>
      <text:p text:style-name="P1">Przeprowadzone obliczenia:</text:p>
      <text:p text:style-name="P1"/>
      <text:p text:style-name="P2">Rozmiar układu: 4, precyzja obliczen: double</text:p>
      <text:p text:style-name="P2">Macierz A:</text:p>
      <text:p text:style-name="P2">1.000000 0.500000 0.333333 0.250000 </text:p>
      <text:p text:style-name="P2">1.000000 0.333333 0.250000 0.200000 </text:p>
      <text:p text:style-name="P2">1.000000 0.250000 0.200000 0.166667 </text:p>
      <text:p text:style-name="P2">1.000000 0.200000 0.166667 0.142857 </text:p>
      <text:p text:style-name="P2">Ustalone x:</text:p>
      <text:p text:style-name="P2">-1.000000 1.000000 1.000000 1.000000 </text:p>
      <text:p text:style-name="P2">Wyliczone b:</text:p>
      <text:p text:style-name="P2">0.083333 -0.216667 -0.383333 -0.490476 </text:p>
      <text:p text:style-name="P2">Rozwiazanie wyznaczone metoda Gaussa:</text:p>
      <text:p text:style-name="P2">-1.000000 1.000000 1.000000 1.000000 </text:p>
      <text:p text:style-name="P2">odległość wektorow:</text:p>
      <text:p text:style-name="P2">1.04139e-13</text:p>
      <text:p text:style-name="P2"/>
      <text:p text:style-name="P2">Rozmiar układu: 8, precyzja obliczen: double</text:p>
      <text:p text:style-name="P2">Macierz A:</text:p>
      <text:p text:style-name="P2">1.000000 0.500000 0.333333 0.250000 0.200000 0.166667 0.142857 0.125000 </text:p>
      <text:p text:style-name="P2">1.000000 0.333333 0.250000 0.200000 0.166667 0.142857 0.125000 0.111111 </text:p>
      <text:p text:style-name="P2">1.000000 0.250000 0.200000 0.166667 0.142857 0.125000 0.111111 0.100000 </text:p>
      <text:p text:style-name="P2">1.000000 0.200000 0.166667 0.142857 0.125000 0.111111 0.100000 0.090909 </text:p>
      <text:p text:style-name="P2">1.000000 0.166667 0.142857 0.125000 0.111111 0.100000 0.090909 0.083333 </text:p>
      <text:p text:style-name="P2">1.000000 0.142857 0.125000 0.111111 0.100000 0.090909 0.083333 0.076923 </text:p>
      <text:p text:style-name="P2">1.000000 0.125000 0.111111 0.100000 0.090909 0.083333 0.076923 0.071429 </text:p>
      <text:p text:style-name="P2">1.000000 0.111111 0.100000 0.090909 0.083333 0.076923 0.071429 0.066667 </text:p>
      <text:p text:style-name="P2">Ustalone x:</text:p>
      <text:p text:style-name="P2">-1.000000 1.000000 1.000000 1.000000 -1.000000 1.000000 1.000000 -1.000000 </text:p>
      <text:p text:style-name="P2">Wyliczone b:</text:p>
      <text:p text:style-name="P2">0.067857 -0.226587 -0.390079 -0.495274 -0.569012 -0.623712 -0.665970 -0.699628 </text:p>
      <text:p text:style-name="P2">Rozwiazanie wyznaczone metoda Gaussa:</text:p>
      <text:p text:style-name="P2">-1.000000 1.000000 1.000000 1.000000 -1.000000 1.000000 1.000000 -1.000000 </text:p>
      <text:p text:style-name="P2">odległość wektorow:</text:p>
      <text:p text:style-name="P2">2.10799e-07</text:p>
      <text:p text:style-name="P2"/>
      <text:p text:style-name="P2">Rozmiar układu: 11, precyzja obliczen: double</text:p>
      <text:p text:style-name="P2">Macierz A:</text:p>
      <text:p text:style-name="P2">1.000000 0.500000 0.333333 0.250000 0.200000 0.166667 0.142857 0.125000 0.111111 0.100000 0.090909 </text:p>
      <text:p text:style-name="P2">1.000000 0.333333 0.250000 0.200000 0.166667 0.142857 0.125000 0.111111 0.100000 0.090909 0.083333 </text:p>
      <text:p text:style-name="P2">1.000000 0.250000 0.200000 0.166667 0.142857 0.125000 0.111111 0.100000 0.090909 0.083333 0.076923 </text:p>
      <text:p text:style-name="P2">1.000000 0.200000 0.166667 0.142857 0.125000 0.111111 0.100000 0.090909 0.083333 0.076923 0.071429 </text:p>
      <text:p text:style-name="P2">1.000000 0.166667 0.142857 0.125000 0.111111 0.100000 0.090909 0.083333 0.076923 0.071429 0.066667 </text:p>
      <text:p text:style-name="P2">1.000000 0.142857 0.125000 0.111111 0.100000 0.090909 0.083333 0.076923 0.071429 0.066667 0.062500 </text:p>
      <text:p text:style-name="P2"><text:soft-page-break/>1.000000 0.125000 0.111111 0.100000 0.090909 0.083333 0.076923 0.071429 0.066667 0.062500 0.058824 </text:p>
      <text:p text:style-name="P2">1.000000 0.111111 0.100000 0.090909 0.083333 0.076923 0.071429 0.066667 0.062500 0.058824 0.055556 </text:p>
      <text:p text:style-name="P2">1.000000 0.100000 0.090909 0.083333 0.076923 0.071429 0.066667 0.062500 0.058824 0.055556 0.052632 </text:p>
      <text:p text:style-name="P2">1.000000 0.090909 0.083333 0.076923 0.071429 0.066667 0.062500 0.058824 0.055556 0.052632 0.050000 </text:p>
      <text:p text:style-name="P2">1.000000 0.083333 0.076923 0.071429 0.066667 0.062500 0.058824 0.055556 0.052632 0.050000 0.047619 </text:p>
      <text:p text:style-name="P2">Ustalone x:</text:p>
      <text:p text:style-name="P2">-1.000000 1.000000 1.000000 1.000000 -1.000000 1.000000 1.000000 -1.000000 1.000000 -1.000000 1.000000 </text:p>
      <text:p text:style-name="P2">Wyliczone b:</text:p>
      <text:p text:style-name="P2">0.169877 -0.134163 -0.305581 -0.417435 -0.496850 -0.556450 -0.602980 -0.640396 -0.671186 -0.696996 -0.718963 </text:p>
      <text:p text:style-name="P2">Rozwiazanie wyznaczone metoda Gaussa:</text:p>
      <text:p text:style-name="P2">-1.000000 1.000000 1.000001 0.999982 -0.999842 0.999253 1.002071 -1.003459 1.003423 -1.001846 1.000418 </text:p>
      <text:p text:style-name="P2">odległość wektorow:</text:p>
      <text:p text:style-name="P2">0.00345928</text:p>
      <text:p text:style-name="P2"/>
      <text:p text:style-name="P2">Rozmiar układu: 13, precyzja obliczen: double</text:p>
      <text:p text:style-name="P2">Macierz A:</text:p>
      <text:p text:style-name="P2">1.000000 0.500000 0.333333 0.250000 0.200000 0.166667 0.142857 0.125000 0.111111 0.100000 0.090909 0.083333 0.076923 </text:p>
      <text:p text:style-name="P2">1.000000 0.333333 0.250000 0.200000 0.166667 0.142857 0.125000 0.111111 0.100000 0.090909 0.083333 0.076923 0.071429 </text:p>
      <text:p text:style-name="P2">1.000000 0.250000 0.200000 0.166667 0.142857 0.125000 0.111111 0.100000 0.090909 0.083333 0.076923 0.071429 0.066667 </text:p>
      <text:p text:style-name="P2">1.000000 0.200000 0.166667 0.142857 0.125000 0.111111 0.100000 0.090909 0.083333 0.076923 0.071429 0.066667 0.062500 </text:p>
      <text:p text:style-name="P2">1.000000 0.166667 0.142857 0.125000 0.111111 0.100000 0.090909 0.083333 0.076923 0.071429 0.066667 0.062500 0.058824 </text:p>
      <text:p text:style-name="P2">1.000000 0.142857 0.125000 0.111111 0.100000 0.090909 0.083333 0.076923 0.071429 0.066667 0.062500 0.058824 0.055556 </text:p>
      <text:p text:style-name="P2">1.000000 0.125000 0.111111 0.100000 0.090909 0.083333 0.076923 0.071429 0.066667 0.062500 0.058824 0.055556 0.052632 </text:p>
      <text:p text:style-name="P2">1.000000 0.111111 0.100000 0.090909 0.083333 0.076923 0.071429 0.066667 0.062500 0.058824 0.055556 0.052632 0.050000 </text:p>
      <text:p text:style-name="P2">1.000000 0.100000 0.090909 0.083333 0.076923 0.071429 0.066667 0.062500 0.058824 0.055556 0.052632 0.050000 0.047619 </text:p>
      <text:p text:style-name="P2">1.000000 0.090909 0.083333 0.076923 0.071429 0.066667 0.062500 0.058824 0.055556 0.052632 0.050000 0.047619 0.045455 </text:p>
      <text:p text:style-name="P2">1.000000 0.083333 0.076923 0.071429 0.066667 0.062500 0.058824 0.055556 0.052632 0.050000 0.047619 0.045455 0.043478 </text:p>
      <text:p text:style-name="P2">1.000000 0.076923 0.071429 0.066667 0.062500 0.058824 0.055556 0.052632 0.050000 0.047619 0.045455 0.043478 0.041667 </text:p>
      <text:p text:style-name="P2">1.000000 0.071429 0.066667 0.062500 0.058824 0.055556 0.052632 0.050000 0.047619 0.045455 0.043478 0.041667 0.040000 </text:p>
      <text:p text:style-name="P2">Ustalone x:</text:p>
      <text:p text:style-name="P2">-1.000000 1.000000 1.000000 1.000000 -1.000000 1.000000 1.000000 -1.000000 1.000000 -1.000000 1.000000 -1.000000 1.000000 </text:p>
      <text:p text:style-name="P2">Wyliczone b:</text:p>
      <text:p text:style-name="P2">0.163467 -0.139658 -0.310342 -0.421602 -0.500527 -0.559718 -0.605904 -0.643028 -0.673567 -0.699160 -0.720939 -0.739710 -0.756065 </text:p>
      <text:p text:style-name="P2">Rozwiazanie wyznaczone metoda Gaussa:</text:p>
      <text:p text:style-name="P2"><text:soft-page-break/>-1.000000 0.999992 1.000594 0.985736 -0.834703 -0.090532 5.460444 -12.826579 21.682726 -24.682471 18.076420 -8.032560 2.260936 </text:p>
      <text:p text:style-name="P2">odległość wektorow:</text:p>
      <text:p text:style-name="P2">23.6825</text:p>
      <text:p text:style-name="P2"/>
      <text:p text:style-name="P2"/>
      <text:p text:style-name="P6">Błąd obliczeń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</text:p>
          </table:table-cell>
          <table:table-cell table:style-name="Table1.B1" office:value-type="string">
            <text:p text:style-name="P12">błąd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B2" office:value-type="string">
            <text:p text:style-name="P5">1.04139e-13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B2" office:value-type="string">
            <text:p text:style-name="P15">0.497585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B2" office:value-type="string">
            <text:p text:style-name="P12">3.92616e-10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B2" office:value-type="string">
            <text:p text:style-name="P15">1.42941e-08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B2" office:value-type="string">
            <text:p text:style-name="P5">2.10799e-07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B2" office:value-type="string">
            <text:p text:style-name="P15">8.09344e-06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12">0.00018431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B2" office:value-type="string">
            <text:p text:style-name="P5">0.00345928</text:p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B2" office:value-type="string">
            <text:p text:style-name="P12">0.497585</text:p>
          </table:table-cell>
        </table:table-row>
        <table:table-row>
          <table:table-cell table:style-name="Table1.A2" office:value-type="string">
            <text:p text:style-name="P12">13</text:p>
          </table:table-cell>
          <table:table-cell table:style-name="Table1.B2" office:value-type="string">
            <text:p text:style-name="P5">23.6825</text:p>
          </table:table-cell>
        </table:table-row>
      </table:table>
      <text:p text:style-name="P5"><draw:frame draw:style-name="fr1" draw:name="Object1" text:anchor-type="paragraph" svg:x="-0.2953in" svg:y="0.0972in" svg:width="6.3102in" svg:height="3.548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5"/>
      <text:p text:style-name="P3">Rozmiar układu: 4, precyzja obliczen: float</text:p>
      <text:p text:style-name="P3">Macierz A:</text:p>
      <text:p text:style-name="P3">1.000000 0.500000 0.333333 0.250000 </text:p>
      <text:p text:style-name="P3">1.000000 0.333333 0.250000 0.200000 </text:p>
      <text:p text:style-name="P3">1.000000 0.250000 0.200000 0.166667 </text:p>
      <text:p text:style-name="P3">1.000000 0.200000 0.166667 0.142857 </text:p>
      <text:p text:style-name="P3">Ustalone x:</text:p>
      <text:p text:style-name="P3">-1.000000 1.000000 1.000000 1.000000 </text:p>
      <text:p text:style-name="P3"><text:soft-page-break/>Wyliczone b:</text:p>
      <text:p text:style-name="P3">0.083333 -0.216667 -0.383333 -0.490476 </text:p>
      <text:p text:style-name="P3">Rozwiazanie wyznaczone metoda Gaussa:</text:p>
      <text:p text:style-name="P3">-0.999996 0.999942 1.000270 0.999742 </text:p>
      <text:p text:style-name="P3">odległość wektorow:</text:p>
      <text:p text:style-name="P3">0.000270009</text:p>
      <text:p text:style-name="P3">Rozmiar układu: 5, precyzja obliczen: float</text:p>
      <text:p text:style-name="P3">Macierz A:</text:p>
      <text:p text:style-name="P3">1.000000 0.500000 0.333333 0.250000 0.200000 </text:p>
      <text:p text:style-name="P3">1.000000 0.333333 0.250000 0.200000 0.166667 </text:p>
      <text:p text:style-name="P3">1.000000 0.250000 0.200000 0.166667 0.142857 </text:p>
      <text:p text:style-name="P3">1.000000 0.200000 0.166667 0.142857 0.125000 </text:p>
      <text:p text:style-name="P3">1.000000 0.166667 0.142857 0.125000 0.111111 </text:p>
      <text:p text:style-name="P3">Ustalone x:</text:p>
      <text:p text:style-name="P3">-1.000000 1.000000 1.000000 1.000000 -1.000000 </text:p>
      <text:p text:style-name="P3">Wyliczone b:</text:p>
      <text:p text:style-name="P3">-0.116667 -0.383333 -0.526190 -0.615476 -0.676587 </text:p>
      <text:p text:style-name="P3">Rozwiazanie wyznaczone metoda Gaussa:</text:p>
      <text:p text:style-name="P3">-0.999999 1.000062 0.999498 1.001079 -1.000674 </text:p>
      <text:p text:style-name="P3">odległość wektorow:</text:p>
      <text:p text:style-name="P3">0.00107872</text:p>
      <text:p text:style-name="P3"/>
      <text:p text:style-name="P3">Rozmiar układu: 6, precyzja obliczen: float</text:p>
      <text:p text:style-name="P3">Macierz A:</text:p>
      <text:p text:style-name="P3">1.000000 0.500000 0.333333 0.250000 0.200000 0.166667 </text:p>
      <text:p text:style-name="P3">1.000000 0.333333 0.250000 0.200000 0.166667 0.142857 </text:p>
      <text:p text:style-name="P3">1.000000 0.250000 0.200000 0.166667 0.142857 0.125000 </text:p>
      <text:p text:style-name="P3">1.000000 0.200000 0.166667 0.142857 0.125000 0.111111 </text:p>
      <text:p text:style-name="P3">1.000000 0.166667 0.142857 0.125000 0.111111 0.100000 </text:p>
      <text:p text:style-name="P3">1.000000 0.142857 0.125000 0.111111 0.100000 0.090909 </text:p>
      <text:p text:style-name="P3">Ustalone x:</text:p>
      <text:p text:style-name="P3">-1.000000 1.000000 1.000000 1.000000 -1.000000 1.000000 </text:p>
      <text:p text:style-name="P3">Wyliczone b:</text:p>
      <text:p text:style-name="P3">0.050000 -0.240476 -0.401190 -0.504365 -0.576587 -0.630123 </text:p>
      <text:p text:style-name="P3">Rozwiazanie wyznaczone metoda Gaussa:</text:p>
      <text:p text:style-name="P3">-1.000014 1.000487 0.993228 1.026767 -1.039678 1.019627 </text:p>
      <text:p text:style-name="P3">odległość wektorow:</text:p>
      <text:p text:style-name="P3">0.0396776</text:p>
      <text:p text:style-name="P3">Rozmiar układu: 7, precyzja obliczen: float</text:p>
      <text:p text:style-name="P3">Macierz A:</text:p>
      <text:p text:style-name="P3">1.000000 0.500000 0.333333 0.250000 0.200000 0.166667 0.142857 </text:p>
      <text:p text:style-name="P3">1.000000 0.333333 0.250000 0.200000 0.166667 0.142857 0.125000 </text:p>
      <text:p text:style-name="P3">1.000000 0.250000 0.200000 0.166667 0.142857 0.125000 0.111111 </text:p>
      <text:p text:style-name="P3">1.000000 0.200000 0.166667 0.142857 0.125000 0.111111 0.100000 </text:p>
      <text:p text:style-name="P3">1.000000 0.166667 0.142857 0.125000 0.111111 0.100000 0.090909 </text:p>
      <text:p text:style-name="P3">1.000000 0.142857 0.125000 0.111111 0.100000 0.090909 0.083333 </text:p>
      <text:p text:style-name="P3">1.000000 0.125000 0.111111 0.100000 0.090909 0.083333 0.076923 </text:p>
      <text:p text:style-name="P3">Ustalone x:</text:p>
      <text:p text:style-name="P3">-1.000000 1.000000 1.000000 1.000000 -1.000000 1.000000 1.000000 </text:p>
      <text:p text:style-name="P3">Wyliczone b:</text:p>
      <text:p text:style-name="P3">0.192857 -0.115476 -0.290079 -0.404365 -0.485678 -0.546789 -0.594542 </text:p>
      <text:p text:style-name="P3">Rozwiazanie wyznaczone metoda Gaussa:</text:p>
      <text:p text:style-name="P3">-0.997404 1.162618 -2.066939 18.621830 -43.608749 46.641525 -16.865538 </text:p>
      <text:p text:style-name="P3">odległość wektorow:</text:p>
      <text:p text:style-name="P3">45.6415</text:p>
      <text:p text:style-name="P3">Rozmiar układu: 7, precyzja obliczen: float</text:p>
      <text:p text:style-name="P3">Macierz A:</text:p>
      <text:p text:style-name="P3"><text:soft-page-break/>1.000000 0.500000 0.333333 0.250000 0.200000 0.166667 0.142857 </text:p>
      <text:p text:style-name="P3">1.000000 0.333333 0.250000 0.200000 0.166667 0.142857 0.125000 </text:p>
      <text:p text:style-name="P3">1.000000 0.250000 0.200000 0.166667 0.142857 0.125000 0.111111 </text:p>
      <text:p text:style-name="P3">1.000000 0.200000 0.166667 0.142857 0.125000 0.111111 0.100000 </text:p>
      <text:p text:style-name="P3">1.000000 0.166667 0.142857 0.125000 0.111111 0.100000 0.090909 </text:p>
      <text:p text:style-name="P3">1.000000 0.142857 0.125000 0.111111 0.100000 0.090909 0.083333 </text:p>
      <text:p text:style-name="P3">1.000000 0.125000 0.111111 0.100000 0.090909 0.083333 0.076923 </text:p>
      <text:p text:style-name="P3">Ustalone x:</text:p>
      <text:p text:style-name="P3">-1.000000 1.000000 1.000000 1.000000 -1.000000 1.000000 1.000000 </text:p>
      <text:p text:style-name="P3">Wyliczone b:</text:p>
      <text:p text:style-name="P3">0.192857 -0.115476 -0.290079 -0.404365 -0.485678 -0.546789 -0.594542 </text:p>
      <text:p text:style-name="P3">Rozwiazanie wyznaczone metoda Gaussa:</text:p>
      <text:p text:style-name="P3">-0.997404 1.162618 -2.066939 18.621830 -43.608749 46.641525 -16.865538 </text:p>
      <text:p text:style-name="P3">odległość wektorow:</text:p>
      <text:p text:style-name="P3">45.6415</text:p>
      <text:p text:style-name="P3">Rozmiar układu: 9, precyzja obliczen: float</text:p>
      <text:p text:style-name="P3">Macierz A:</text:p>
      <text:p text:style-name="P3">1.000000 0.500000 0.333333 0.250000 0.200000 0.166667 0.142857 0.125000 0.111111 </text:p>
      <text:p text:style-name="P3">1.000000 0.333333 0.250000 0.200000 0.166667 0.142857 0.125000 0.111111 0.100000 </text:p>
      <text:p text:style-name="P3">1.000000 0.250000 0.200000 0.166667 0.142857 0.125000 0.111111 0.100000 0.090909 </text:p>
      <text:p text:style-name="P3">1.000000 0.200000 0.166667 0.142857 0.125000 0.111111 0.100000 0.090909 0.083333 </text:p>
      <text:p text:style-name="P3">1.000000 0.166667 0.142857 0.125000 0.111111 0.100000 0.090909 0.083333 0.076923 </text:p>
      <text:p text:style-name="P3">1.000000 0.142857 0.125000 0.111111 0.100000 0.090909 0.083333 0.076923 0.071429 </text:p>
      <text:p text:style-name="P3">1.000000 0.125000 0.111111 0.100000 0.090909 0.083333 0.076923 0.071429 0.066667 </text:p>
      <text:p text:style-name="P3">1.000000 0.111111 0.100000 0.090909 0.083333 0.076923 0.071429 0.066667 0.062500 </text:p>
      <text:p text:style-name="P3">1.000000 0.100000 0.090909 0.083333 0.076923 0.071429 0.066667 0.062500 0.058824 </text:p>
      <text:p text:style-name="P3">Ustalone x:</text:p>
      <text:p text:style-name="P3">-1.000000 1.000000 1.000000 1.000000 -1.000000 1.000000 1.000000 -1.000000 1.000000 </text:p>
      <text:p text:style-name="P3">Wyliczone b:</text:p>
      <text:p text:style-name="P3">0.178968 -0.126587 -0.299170 -0.411941 -0.492088 -0.552284 -0.599303 -0.637128 -0.668262 </text:p>
      <text:p text:style-name="P3">Rozwiazanie wyznaczone metoda Gaussa:</text:p>
      <text:p text:style-name="P3">-1.000286 0.899407 3.176897 -14.886253 54.811069 -106.332558 117.659149 -68.758247 17.445215 </text:p>
      <text:p text:style-name="P3">odległość wektorow:</text:p>
      <text:p text:style-name="P3">116.659</text:p>
      <text:p text:style-name="P3">Rozmiar układu: 10, precyzja obliczen: float</text:p>
      <text:p text:style-name="P3">Macierz A:</text:p>
      <text:p text:style-name="P3">1.000000 0.500000 0.333333 0.250000 0.200000 0.166667 0.142857 0.125000 0.111111 0.100000 </text:p>
      <text:p text:style-name="P3">1.000000 0.333333 0.250000 0.200000 0.166667 0.142857 0.125000 0.111111 0.100000 0.090909 </text:p>
      <text:p text:style-name="P3">1.000000 0.250000 0.200000 0.166667 0.142857 0.125000 0.111111 0.100000 0.090909 0.083333 </text:p>
      <text:p text:style-name="P3">1.000000 0.200000 0.166667 0.142857 0.125000 0.111111 0.100000 0.090909 0.083333 0.076923 </text:p>
      <text:p text:style-name="P3">1.000000 0.166667 0.142857 0.125000 0.111111 0.100000 0.090909 0.083333 <text:soft-page-break/>0.076923 0.071429 </text:p>
      <text:p text:style-name="P3">1.000000 0.142857 0.125000 0.111111 0.100000 0.090909 0.083333 0.076923 0.071429 0.066667 </text:p>
      <text:p text:style-name="P3">1.000000 0.125000 0.111111 0.100000 0.090909 0.083333 0.076923 0.071429 0.066667 0.062500 </text:p>
      <text:p text:style-name="P3">1.000000 0.111111 0.100000 0.090909 0.083333 0.076923 0.071429 0.066667 0.062500 0.058824 </text:p>
      <text:p text:style-name="P3">1.000000 0.100000 0.090909 0.083333 0.076923 0.071429 0.066667 0.062500 0.058824 0.055556 </text:p>
      <text:p text:style-name="P3">1.000000 0.090909 0.083333 0.076923 0.071429 0.066667 0.062500 0.058824 0.055556 0.052632 </text:p>
      <text:p text:style-name="P3">Ustalone x:</text:p>
      <text:p text:style-name="P3">-1.000000 1.000000 1.000000 1.000000 -1.000000 1.000000 1.000000 -1.000000 1.000000 -1.000000 </text:p>
      <text:p text:style-name="P3">Wyliczone b:</text:p>
      <text:p text:style-name="P3">0.078968 -0.217496 -0.382504 -0.488864 -0.563517 -0.618950 -0.661803 -0.695952 -0.723817 -0.746996 </text:p>
      <text:p text:style-name="P3">Rozwiazanie wyznaczone metoda Gaussa:</text:p>
      <text:p text:style-name="P3">-0.999462 0.983883 1.258931 0.406780 -4.960436 18.970432 -17.233358 -16.629002 37.763344 -17.598948 </text:p>
      <text:p text:style-name="P3">odległość wektorow:</text:p>
      <text:p text:style-name="P3">36.7633</text:p>
      <text:p text:style-name="P3">Rozmiar układu: 11, precyzja obliczen: float</text:p>
      <text:p text:style-name="P3">Macierz A:</text:p>
      <text:p text:style-name="P3">1.000000 0.500000 0.333333 0.250000 0.200000 0.166667 0.142857 0.125000 0.111111 0.100000 0.090909 </text:p>
      <text:p text:style-name="P3">1.000000 0.333333 0.250000 0.200000 0.166667 0.142857 0.125000 0.111111 0.100000 0.090909 0.083333 </text:p>
      <text:p text:style-name="P3">1.000000 0.250000 0.200000 0.166667 0.142857 0.125000 0.111111 0.100000 0.090909 0.083333 0.076923 </text:p>
      <text:p text:style-name="P3">1.000000 0.200000 0.166667 0.142857 0.125000 0.111111 0.100000 0.090909 0.083333 0.076923 0.071429 </text:p>
      <text:p text:style-name="P3">1.000000 0.166667 0.142857 0.125000 0.111111 0.100000 0.090909 0.083333 0.076923 0.071429 0.066667 </text:p>
      <text:p text:style-name="P3">1.000000 0.142857 0.125000 0.111111 0.100000 0.090909 0.083333 0.076923 0.071429 0.066667 0.062500 </text:p>
      <text:p text:style-name="P3">1.000000 0.125000 0.111111 0.100000 0.090909 0.083333 0.076923 0.071429 0.066667 0.062500 0.058824 </text:p>
      <text:p text:style-name="P3">1.000000 0.111111 0.100000 0.090909 0.083333 0.076923 0.071429 0.066667 0.062500 0.058824 0.055556 </text:p>
      <text:p text:style-name="P3">1.000000 0.100000 0.090909 0.083333 0.076923 0.071429 0.066667 0.062500 0.058824 0.055556 0.052632 </text:p>
      <text:p text:style-name="P3">1.000000 0.090909 0.083333 0.076923 0.071429 0.066667 0.062500 0.058824 0.055556 0.052632 0.050000 </text:p>
      <text:p text:style-name="P3">1.000000 0.083333 0.076923 0.071429 0.066667 0.062500 0.058824 0.055556 0.052632 0.050000 0.047619 </text:p>
      <text:p text:style-name="P3">Ustalone x:</text:p>
      <text:p text:style-name="P3">-1.000000 1.000000 1.000000 1.000000 -1.000000 1.000000 1.000000 -1.000000 1.000000 -1.000000 1.000000 </text:p>
      <text:p text:style-name="P3">Wyliczone b:</text:p>
      <text:p text:style-name="P3">0.169877 -0.134163 -0.305581 -0.417435 -0.496850 -0.556450 -0.602980 -0.640396 -0.671186 -0.696996 -0.718963 </text:p>
      <text:p text:style-name="P3">Rozwiazanie wyznaczone metoda Gaussa:</text:p>
      <text:p text:style-name="P3">-0.998217 1.025149 0.343539 6.517135 -18.194914 3.112533 98.966690 -199.859879 129.562027 8.840374 -26.438307 </text:p>
      <text:p text:style-name="P3">odległość wektorow:</text:p>
      <text:p text:style-name="P3">198.86</text:p>
      <text:p text:style-name="P3"><text:soft-page-break/>Rozmiar układu: 12, precyzja obliczen: float</text:p>
      <text:p text:style-name="P3">Macierz A:</text:p>
      <text:p text:style-name="P3">1.000000 0.500000 0.333333 0.250000 0.200000 0.166667 0.142857 0.125000 0.111111 0.100000 0.090909 0.083333 </text:p>
      <text:p text:style-name="P3">1.000000 0.333333 0.250000 0.200000 0.166667 0.142857 0.125000 0.111111 0.100000 0.090909 0.083333 0.076923 </text:p>
      <text:p text:style-name="P3">1.000000 0.250000 0.200000 0.166667 0.142857 0.125000 0.111111 0.100000 0.090909 0.083333 0.076923 0.071429 </text:p>
      <text:p text:style-name="P3">1.000000 0.200000 0.166667 0.142857 0.125000 0.111111 0.100000 0.090909 0.083333 0.076923 0.071429 0.066667 </text:p>
      <text:p text:style-name="P3">1.000000 0.166667 0.142857 0.125000 0.111111 0.100000 0.090909 0.083333 0.076923 0.071429 0.066667 0.062500 </text:p>
      <text:p text:style-name="P3">1.000000 0.142857 0.125000 0.111111 0.100000 0.090909 0.083333 0.076923 0.071429 0.066667 0.062500 0.058824 </text:p>
      <text:p text:style-name="P3">1.000000 0.125000 0.111111 0.100000 0.090909 0.083333 0.076923 0.071429 0.066667 0.062500 0.058824 0.055556 </text:p>
      <text:p text:style-name="P3">1.000000 0.111111 0.100000 0.090909 0.083333 0.076923 0.071429 0.066667 0.062500 0.058824 0.055556 0.052632 </text:p>
      <text:p text:style-name="P3">1.000000 0.100000 0.090909 0.083333 0.076923 0.071429 0.066667 0.062500 0.058824 0.055556 0.052632 0.050000 </text:p>
      <text:p text:style-name="P3">1.000000 0.090909 0.083333 0.076923 0.071429 0.066667 0.062500 0.058824 0.055556 0.052632 0.050000 0.047619 </text:p>
      <text:p text:style-name="P3">1.000000 0.083333 0.076923 0.071429 0.066667 0.062500 0.058824 0.055556 0.052632 0.050000 0.047619 0.045455 </text:p>
      <text:p text:style-name="P3">1.000000 0.076923 0.071429 0.066667 0.062500 0.058824 0.055556 0.052632 0.050000 0.047619 0.045455 0.043478 </text:p>
      <text:p text:style-name="P3">Ustalone x:</text:p>
      <text:p text:style-name="P3">-1.000000 1.000000 1.000000 1.000000 -1.000000 1.000000 1.000000 -1.000000 1.000000 -1.000000 1.000000 -1.000000 </text:p>
      <text:p text:style-name="P3">Wyliczone b:</text:p>
      <text:p text:style-name="P3">0.086544 -0.211086 -0.377009 -0.484102 -0.559350 -0.615274 -0.658536 -0.693028 -0.721186 -0.744615 -0.764418 -0.781377 </text:p>
      <text:p text:style-name="P3">Rozwiazanie wyznaczone metoda Gaussa:</text:p>
      <text:p text:style-name="P3">-0.999038 0.943350 2.045147 -4.522095 9.843314 -7.255790 10.321639 -15.582775 -15.349953 48.469082 -26.314384 0.330433 </text:p>
      <text:p text:style-name="P3">odległość wektorow:</text:p>
      <text:p text:style-name="P3">49.4691</text:p>
      <text:p text:style-name="P3">Rozmiar układu: 13, precyzja obliczen: float</text:p>
      <text:p text:style-name="P3">Macierz A:</text:p>
      <text:p text:style-name="P3">1.000000 0.500000 0.333333 0.250000 0.200000 0.166667 0.142857 0.125000 0.111111 0.100000 0.090909 0.083333 0.076923 </text:p>
      <text:p text:style-name="P3">1.000000 0.333333 0.250000 0.200000 0.166667 0.142857 0.125000 0.111111 0.100000 0.090909 0.083333 0.076923 0.071429 </text:p>
      <text:p text:style-name="P3">1.000000 0.250000 0.200000 0.166667 0.142857 0.125000 0.111111 0.100000 0.090909 0.083333 0.076923 0.071429 0.066667 </text:p>
      <text:p text:style-name="P3">1.000000 0.200000 0.166667 0.142857 0.125000 0.111111 0.100000 0.090909 0.083333 0.076923 0.071429 0.066667 0.062500 </text:p>
      <text:p text:style-name="P3">1.000000 0.166667 0.142857 0.125000 0.111111 0.100000 0.090909 0.083333 0.076923 0.071429 0.066667 0.062500 0.058824 </text:p>
      <text:p text:style-name="P3">1.000000 0.142857 0.125000 0.111111 0.100000 0.090909 0.083333 0.076923 0.071429 0.066667 0.062500 0.058824 0.055556 </text:p>
      <text:p text:style-name="P3">1.000000 0.125000 0.111111 0.100000 0.090909 0.083333 0.076923 0.071429 0.066667 0.062500 0.058824 0.055556 0.052632 </text:p>
      <text:p text:style-name="P3">1.000000 0.111111 0.100000 0.090909 0.083333 0.076923 0.071429 0.066667 0.062500 0.058824 0.055556 0.052632 0.050000 </text:p>
      <text:p text:style-name="P3">1.000000 0.100000 0.090909 0.083333 0.076923 0.071429 0.066667 0.062500 0.058824 0.055556 0.052632 0.050000 0.047619 </text:p>
      <text:p text:style-name="P3"><text:soft-page-break/>1.000000 0.090909 0.083333 0.076923 0.071429 0.066667 0.062500 0.058824 0.055556 0.052632 0.050000 0.047619 0.045455 </text:p>
      <text:p text:style-name="P3">1.000000 0.083333 0.076923 0.071429 0.066667 0.062500 0.058824 0.055556 0.052632 0.050000 0.047619 0.045455 0.043478 </text:p>
      <text:p text:style-name="P3">1.000000 0.076923 0.071429 0.066667 0.062500 0.058824 0.055556 0.052632 0.050000 0.047619 0.045455 0.043478 0.041667 </text:p>
      <text:p text:style-name="P3">1.000000 0.071429 0.066667 0.062500 0.058824 0.055556 0.052632 0.050000 0.047619 0.045455 0.043478 0.041667 0.040000 </text:p>
      <text:p text:style-name="P3">Ustalone x:</text:p>
      <text:p text:style-name="P3">-1.000000 1.000000 1.000000 1.000000 -1.000000 1.000000 1.000000 -1.000000 1.000000 -1.000000 1.000000 -1.000000 1.000000 </text:p>
      <text:p text:style-name="P3">Wyliczone b:</text:p>
      <text:p text:style-name="P3">0.163467 -0.139658 -0.310342 -0.421602 -0.500527 -0.559718 -0.605904 -0.643028 -0.673567 -0.699160 -0.720939 -0.739710 -0.756065 </text:p>
      <text:p text:style-name="P3">Rozwiazanie wyznaczone metoda Gaussa:</text:p>
      <text:p text:style-name="P3">-1.002171 1.115467 -1.137973 12.421963 -23.370131 9.607916 30.663746 -76.419907 126.073822 -125.192085 81.480782 -59.241718 28.169315 </text:p>
      <text:p text:style-name="P3">odległość wektorow:</text:p>
      <text:p text:style-name="P3">125.074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n</text:p>
          </table:table-cell>
          <table:table-cell table:style-name="Table2.B1" office:value-type="string">
            <text:p text:style-name="P13">błąd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B2" office:value-type="string">
            <text:p text:style-name="P7">0.000270009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B2" office:value-type="string">
            <text:p text:style-name="P7">0.00107872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B2" office:value-type="string">
            <text:p text:style-name="P7">0.0396776</text:p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B2" office:value-type="string">
            <text:p text:style-name="P7">45.6415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B2" office:value-type="string">
            <text:p text:style-name="P7">6.19839</text:p>
          </table:table-cell>
        </table:table-row>
        <table:table-row>
          <table:table-cell table:style-name="Table2.A2" office:value-type="string">
            <text:p text:style-name="P13">9</text:p>
          </table:table-cell>
          <table:table-cell table:style-name="Table2.B2" office:value-type="string">
            <text:p text:style-name="P7">116.659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B2" office:value-type="string">
            <text:p text:style-name="P7">36.7633</text:p>
          </table:table-cell>
        </table:table-row>
        <table:table-row>
          <table:table-cell table:style-name="Table2.A2" office:value-type="string">
            <text:p text:style-name="P13">11</text:p>
          </table:table-cell>
          <table:table-cell table:style-name="Table2.B2" office:value-type="string">
            <text:p text:style-name="P7">198.86</text:p>
          </table:table-cell>
        </table:table-row>
        <table:table-row>
          <table:table-cell table:style-name="Table2.A2" office:value-type="string">
            <text:p text:style-name="P13">12</text:p>
          </table:table-cell>
          <table:table-cell table:style-name="Table2.B2" office:value-type="string">
            <text:p text:style-name="P7">49.4691</text:p>
          </table:table-cell>
        </table:table-row>
        <table:table-row>
          <table:table-cell table:style-name="Table2.A2" office:value-type="string">
            <text:p text:style-name="P13"><draw:frame draw:style-name="fr1" draw:name="Object2" text:anchor-type="paragraph" svg:x="-0.048in" svg:y="3.0272in" svg:width="6.298in" svg:height="3.5484in" draw:z-index="1"><draw:object xlink:href="./Object 2" xlink:type="simple" xlink:show="embed" xlink:actuate="onLoad" draw:notify-on-update-of-ranges="Table2"/><draw:image xlink:href="./ObjectReplacements/Object 2" xlink:type="simple" xlink:show="embed" xlink:actuate="onLoad"/></draw:frame>13</text:p>
          </table:table-cell>
          <table:table-cell table:style-name="Table2.B2" office:value-type="string">
            <text:p text:style-name="P7">125.074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Zad 2.</text:p>
      <text:p text:style-name="P4">Rozmiar układu: 4, precyzja obliczen: double</text:p>
      <text:p text:style-name="P4">Macierz A:</text:p>
      <text:p text:style-name="P4">2.000000 1.000000 0.666667 0.500000 </text:p>
      <text:p text:style-name="P4">1.000000 2.000000 1.333333 1.000000 </text:p>
      <text:p text:style-name="P4">0.666667 1.333333 2.000000 1.500000 </text:p>
      <text:p text:style-name="P4">0.500000 1.000000 1.500000 2.000000 </text:p>
      <text:p text:style-name="P4">Ustalone x:</text:p>
      <text:p text:style-name="P4">-1.000000 1.000000 1.000000 1.000000 </text:p>
      <text:p text:style-name="P4">Wyliczone b:</text:p>
      <text:p text:style-name="P4">0.166667 3.333333 4.166667 4.000000 </text:p>
      <text:p text:style-name="P4">Rozwiazanie wyznaczone metoda Gaussa:</text:p>
      <text:p text:style-name="P4">-1.000000 1.000000 1.000000 1.000000 </text:p>
      <text:p text:style-name="P4">odległość wektorow:</text:p>
      <text:p text:style-name="P4">6.66134e-16</text:p>
      <text:p text:style-name="P4"/>
      <text:p text:style-name="P4">Rozmiar układu: 7, precyzja obliczen: double</text:p>
      <text:p text:style-name="P4">Macierz A:</text:p>
      <text:p text:style-name="P4">2.000000 1.000000 0.666667 0.500000 0.400000 0.333333 0.285714 </text:p>
      <text:p text:style-name="P4">1.000000 2.000000 1.333333 1.000000 0.800000 0.666667 0.571429 </text:p>
      <text:p text:style-name="P4">0.666667 1.333333 2.000000 1.500000 1.200000 1.000000 0.857143 </text:p>
      <text:p text:style-name="P4">0.500000 1.000000 1.500000 2.000000 1.600000 1.333333 1.142857 </text:p>
      <text:p text:style-name="P4">0.400000 0.800000 1.200000 1.600000 2.000000 1.666667 1.428571 </text:p>
      <text:p text:style-name="P4">0.333333 0.666667 1.000000 1.333333 1.666667 2.000000 1.714286 </text:p>
      <text:p text:style-name="P4">0.285714 0.571429 0.857143 1.142857 1.428571 1.714286 2.000000 </text:p>
      <text:p text:style-name="P4">Ustalone x:</text:p>
      <text:p text:style-name="P4">-1.000000 1.000000 1.000000 1.000000 -1.000000 1.000000 1.000000 </text:p>
      <text:p text:style-name="P4">Wyliczone b:</text:p>
      <text:p text:style-name="P4">0.385714 3.771429 4.823810 4.876190 4.295238 4.714286 4.571429 </text:p>
      <text:p text:style-name="P4">Rozwiazanie wyznaczone metoda Gaussa:</text:p>
      <text:p text:style-name="P4">-1.000000 1.000000 1.000000 1.000000 -1.000000 1.000000 1.000000 </text:p>
      <text:p text:style-name="P4">odległość wektorow:</text:p>
      <text:p text:style-name="P4">1.77636e-15</text:p>
      <text:p text:style-name="P4"/>
      <text:p text:style-name="P4">Rozmiar układu: 10, precyzja obliczen: double</text:p>
      <text:p text:style-name="P4">Macierz A:</text:p>
      <text:p text:style-name="P4">2.000000 1.000000 0.666667 0.500000 0.400000 0.333333 0.285714 0.250000 0.222222 0.200000 </text:p>
      <text:p text:style-name="P4">1.000000 2.000000 1.333333 1.000000 0.800000 0.666667 0.571429 0.500000 0.444444 0.400000 </text:p>
      <text:p text:style-name="P4">0.666667 1.333333 2.000000 1.500000 1.200000 1.000000 0.857143 0.750000 0.666667 0.600000 </text:p>
      <text:p text:style-name="P4">0.500000 1.000000 1.500000 2.000000 1.600000 1.333333 1.142857 1.000000 0.888889 0.800000 </text:p>
      <text:p text:style-name="P4">0.400000 0.800000 1.200000 1.600000 2.000000 1.666667 1.428571 1.250000 1.111111 1.000000 </text:p>
      <text:p text:style-name="P4">0.333333 0.666667 1.000000 1.333333 1.666667 2.000000 1.714286 1.500000 1.333333 1.200000 </text:p>
      <text:p text:style-name="P4">0.285714 0.571429 0.857143 1.142857 1.428571 1.714286 2.000000 1.750000 1.555556 1.400000 </text:p>
      <text:p text:style-name="P4">0.250000 0.500000 0.750000 1.000000 1.250000 1.500000 1.750000 2.000000 1.777778 1.600000 </text:p>
      <text:p text:style-name="P4">0.222222 0.444444 0.666667 0.888889 1.111111 1.333333 1.555556 1.777778 2.000000 1.800000 </text:p>
      <text:p text:style-name="P4">0.200000 0.400000 0.600000 0.800000 1.000000 1.200000 1.400000 1.600000 1.800000 2.000000 </text:p>
      <text:p text:style-name="P4"><text:soft-page-break/>Ustalone x:</text:p>
      <text:p text:style-name="P4">-1.000000 1.000000 1.000000 1.000000 -1.000000 1.000000 1.000000 -1.000000 1.000000 -1.000000 </text:p>
      <text:p text:style-name="P4">Wyliczone b:</text:p>
      <text:p text:style-name="P4">0.157937 3.315873 4.140476 3.965079 3.156349 3.347619 2.976984 2.177778 1.977778 1.400000 </text:p>
      <text:p text:style-name="P4">Rozwiazanie wyznaczone metoda Gaussa:</text:p>
      <text:p text:style-name="P4">-1.000000 1.000000 1.000000 1.000000 -1.000000 1.000000 1.000000 -1.000000 1.000000 -1.000000 </text:p>
      <text:p text:style-name="P4">odległość wektorow:</text:p>
      <text:p text:style-name="P4">3.10862e-15</text:p>
      <text:p text:style-name="P4">Rozmiar układu: 11, precyzja obliczen: double</text:p>
      <text:p text:style-name="P4">Macierz A:</text:p>
      <text:p text:style-name="P4">2.000000 1.000000 0.666667 0.500000 0.400000 0.333333 0.285714 0.250000 0.222222 0.200000 0.181818 </text:p>
      <text:p text:style-name="P4">1.000000 2.000000 1.333333 1.000000 0.800000 0.666667 0.571429 0.500000 0.444444 0.400000 0.363636 </text:p>
      <text:p text:style-name="P4">0.666667 1.333333 2.000000 1.500000 1.200000 1.000000 0.857143 0.750000 0.666667 0.600000 0.545455 </text:p>
      <text:p text:style-name="P4">0.500000 1.000000 1.500000 2.000000 1.600000 1.333333 1.142857 1.000000 0.888889 0.800000 0.727273 </text:p>
      <text:p text:style-name="P4">0.400000 0.800000 1.200000 1.600000 2.000000 1.666667 1.428571 1.250000 1.111111 1.000000 0.909091 </text:p>
      <text:p text:style-name="P4">0.333333 0.666667 1.000000 1.333333 1.666667 2.000000 1.714286 1.500000 1.333333 1.200000 1.090909 </text:p>
      <text:p text:style-name="P4">0.285714 0.571429 0.857143 1.142857 1.428571 1.714286 2.000000 1.750000 1.555556 1.400000 1.272727 </text:p>
      <text:p text:style-name="P4">0.250000 0.500000 0.750000 1.000000 1.250000 1.500000 1.750000 2.000000 1.777778 1.600000 1.454545 </text:p>
      <text:p text:style-name="P4">0.222222 0.444444 0.666667 0.888889 1.111111 1.333333 1.555556 1.777778 2.000000 1.800000 1.636364 </text:p>
      <text:p text:style-name="P4">0.200000 0.400000 0.600000 0.800000 1.000000 1.200000 1.400000 1.600000 1.800000 2.000000 1.818182 </text:p>
      <text:p text:style-name="P4">0.181818 0.363636 0.545455 0.727273 0.909091 1.090909 1.272727 1.454545 1.636364 1.818182 2.000000 </text:p>
      <text:p text:style-name="P4">Ustalone x:</text:p>
      <text:p text:style-name="P4">-1.000000 1.000000 1.000000 1.000000 -1.000000 1.000000 1.000000 -1.000000 1.000000 -1.000000 1.000000 </text:p>
      <text:p text:style-name="P4">Wyliczone b:</text:p>
      <text:p text:style-name="P4">0.339755 3.679509 4.685931 4.692352 4.065440 4.438528 4.249711 3.632323 3.614141 3.218182 3.272727 </text:p>
      <text:p text:style-name="P4">Rozwiazanie wyznaczone metoda Gaussa:</text:p>
      <text:p text:style-name="P4">-1.000000 1.000000 1.000000 1.000000 -1.000000 1.000000 1.000000 -1.000000 1.000000 -1.000000 1.000000 </text:p>
      <text:p text:style-name="P4">odległość wektorow:</text:p>
      <text:p text:style-name="P4">3.55271e-15</text:p>
      <text:p text:style-name="P4">Rozmiar układu: 12, precyzja obliczen: double</text:p>
      <text:p text:style-name="P4">Macierz A:</text:p>
      <text:p text:style-name="P4">2.000000 1.000000 0.666667 0.500000 0.400000 0.333333 0.285714 0.250000 0.222222 0.200000 0.181818 0.166667 </text:p>
      <text:p text:style-name="P4">1.000000 2.000000 1.333333 1.000000 0.800000 0.666667 0.571429 0.500000 0.444444 0.400000 0.363636 0.333333 </text:p>
      <text:p text:style-name="P4">0.666667 1.333333 2.000000 1.500000 1.200000 1.000000 0.857143 0.750000 0.666667 0.600000 0.545455 0.500000 </text:p>
      <text:p text:style-name="P4">0.500000 1.000000 1.500000 2.000000 1.600000 1.333333 1.142857 1.000000 0.888889 0.800000 0.727273 0.666667 </text:p>
      <text:p text:style-name="P4">0.400000 0.800000 1.200000 1.600000 2.000000 1.666667 1.428571 1.250000 <text:soft-page-break/>1.111111 1.000000 0.909091 0.833333 </text:p>
      <text:p text:style-name="P4">0.333333 0.666667 1.000000 1.333333 1.666667 2.000000 1.714286 1.500000 1.333333 1.200000 1.090909 1.000000 </text:p>
      <text:p text:style-name="P4">0.285714 0.571429 0.857143 1.142857 1.428571 1.714286 2.000000 1.750000 1.555556 1.400000 1.272727 1.166667 </text:p>
      <text:p text:style-name="P4">0.250000 0.500000 0.750000 1.000000 1.250000 1.500000 1.750000 2.000000 1.777778 1.600000 1.454545 1.333333 </text:p>
      <text:p text:style-name="P4">0.222222 0.444444 0.666667 0.888889 1.111111 1.333333 1.555556 1.777778 2.000000 1.800000 1.636364 1.500000 </text:p>
      <text:p text:style-name="P4">0.200000 0.400000 0.600000 0.800000 1.000000 1.200000 1.400000 1.600000 1.800000 2.000000 1.818182 1.666667 </text:p>
      <text:p text:style-name="P4">0.181818 0.363636 0.545455 0.727273 0.909091 1.090909 1.272727 1.454545 1.636364 1.818182 2.000000 1.833333 </text:p>
      <text:p text:style-name="P4">0.166667 0.333333 0.500000 0.666667 0.833333 1.000000 1.166667 1.333333 1.500000 1.666667 1.833333 2.000000 </text:p>
      <text:p text:style-name="P4">Ustalone x:</text:p>
      <text:p text:style-name="P4">-1.000000 1.000000 1.000000 1.000000 -1.000000 1.000000 1.000000 -1.000000 1.000000 -1.000000 1.000000 -1.000000 </text:p>
      <text:p text:style-name="P4">Wyliczone b:</text:p>
      <text:p text:style-name="P4">0.173088 3.346176 4.185931 4.025685 3.232107 3.438528 3.083045 2.298990 2.114141 1.551515 1.439394 1.000000 </text:p>
      <text:p text:style-name="P4">Rozwiazanie wyznaczone metoda Gaussa:</text:p>
      <text:p text:style-name="P4">-1.000000 1.000000 1.000000 1.000000 -1.000000 1.000000 1.000000 -1.000000 1.000000 -1.000000 1.000000 -1.000000 </text:p>
      <text:p text:style-name="P4">odległość wektorow:</text:p>
      <text:p text:style-name="P4">1.9984e-15</text:p>
      <text:p text:style-name="P4">Rozmiar układu: 13, precyzja obliczen: double</text:p>
      <text:p text:style-name="P4">Macierz A:</text:p>
      <text:p text:style-name="P4">2.000000 1.000000 0.666667 0.500000 0.400000 0.333333 0.285714 0.250000 0.222222 0.200000 0.181818 0.166667 0.153846 </text:p>
      <text:p text:style-name="P4">1.000000 2.000000 1.333333 1.000000 0.800000 0.666667 0.571429 0.500000 0.444444 0.400000 0.363636 0.333333 0.307692 </text:p>
      <text:p text:style-name="P4">0.666667 1.333333 2.000000 1.500000 1.200000 1.000000 0.857143 0.750000 0.666667 0.600000 0.545455 0.500000 0.461538 </text:p>
      <text:p text:style-name="P4">0.500000 1.000000 1.500000 2.000000 1.600000 1.333333 1.142857 1.000000 0.888889 0.800000 0.727273 0.666667 0.615385 </text:p>
      <text:p text:style-name="P4">0.400000 0.800000 1.200000 1.600000 2.000000 1.666667 1.428571 1.250000 1.111111 1.000000 0.909091 0.833333 0.769231 </text:p>
      <text:p text:style-name="P4">0.333333 0.666667 1.000000 1.333333 1.666667 2.000000 1.714286 1.500000 1.333333 1.200000 1.090909 1.000000 0.923077 </text:p>
      <text:p text:style-name="P4">0.285714 0.571429 0.857143 1.142857 1.428571 1.714286 2.000000 1.750000 1.555556 1.400000 1.272727 1.166667 1.076923 </text:p>
      <text:p text:style-name="P4">0.250000 0.500000 0.750000 1.000000 1.250000 1.500000 1.750000 2.000000 1.777778 1.600000 1.454545 1.333333 1.230769 </text:p>
      <text:p text:style-name="P4">0.222222 0.444444 0.666667 0.888889 1.111111 1.333333 1.555556 1.777778 2.000000 1.800000 1.636364 1.500000 1.384615 </text:p>
      <text:p text:style-name="P4">0.200000 0.400000 0.600000 0.800000 1.000000 1.200000 1.400000 1.600000 1.800000 2.000000 1.818182 1.666667 1.538462 </text:p>
      <text:p text:style-name="P4">0.181818 0.363636 0.545455 0.727273 0.909091 1.090909 1.272727 1.454545 1.636364 1.818182 2.000000 1.833333 1.692308 </text:p>
      <text:p text:style-name="P4">0.166667 0.333333 0.500000 0.666667 0.833333 1.000000 1.166667 1.333333 1.500000 1.666667 1.833333 2.000000 1.846154 </text:p>
      <text:p text:style-name="P4">0.153846 0.307692 0.461538 0.615385 0.769231 0.923077 1.076923 1.230769 1.384615 1.538462 1.692308 1.846154 2.000000 </text:p>
      <text:p text:style-name="P4">Ustalone x:</text:p>
      <text:p text:style-name="P4">-1.000000 1.000000 1.000000 1.000000 -1.000000 1.000000 1.000000 -1.000000 1.000000 -1.000000 1.000000 -1.000000 1.000000 </text:p>
      <text:p text:style-name="P4"><text:soft-page-break/>Wyliczone b:</text:p>
      <text:p text:style-name="P4">0.326934 3.653868 4.647469 4.641070 4.001338 4.361605 4.159968 3.529759 3.498757 3.089977 3.131702 2.846154 2.923077 </text:p>
      <text:p text:style-name="P4">Rozwiazanie wyznaczone metoda Gaussa:</text:p>
      <text:p text:style-name="P4">-1.000000 1.000000 1.000000 1.000000 -1.000000 1.000000 1.000000 -1.000000 1.000000 -1.000000 1.000000 -1.000000 1.000000</text:p>
      <text:p text:style-name="P4">odległośc wektorów:</text:p>
      <text:p text:style-name="P4">2.88658e-15</text:p>
      <text:p text:style-name="P4"/>
      <text:p text:style-name="P4"/>
      <text:p text:style-name="P4"/>
      <text:p text:style-name="P4"><draw:frame draw:style-name="fr2" draw:name="Object3" text:anchor-type="paragraph" svg:width="6.2984in" svg:height="3.5429in" draw:z-index="2"><draw:object xlink:href="./Object 4" xlink:type="simple" xlink:show="embed" xlink:actuate="onLoad" draw:notify-on-update-of-ranges="Table3"/><draw:image xlink:href="./ObjectReplacements/Object 4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n</text:p>
          </table:table-cell>
          <table:table-cell table:style-name="Table3.B1" office:value-type="string">
            <text:p text:style-name="P14">błąd</text:p>
          </table:table-cell>
        </table:table-row>
        <table:table-row>
          <table:table-cell table:style-name="Table3.A2" office:value-type="string">
            <text:p text:style-name="P14">4</text:p>
          </table:table-cell>
          <table:table-cell table:style-name="Table3.B2" office:value-type="string">
            <text:p text:style-name="P8">2.88658e-15</text:p>
          </table:table-cell>
        </table:table-row>
        <table:table-row>
          <table:table-cell table:style-name="Table3.A2" office:value-type="string">
            <text:p text:style-name="P14">5</text:p>
          </table:table-cell>
          <table:table-cell table:style-name="Table3.B2" office:value-type="string">
            <text:p text:style-name="P8">6.66134e-16</text:p>
          </table:table-cell>
        </table:table-row>
        <table:table-row>
          <table:table-cell table:style-name="Table3.A2" office:value-type="string">
            <text:p text:style-name="P14">6</text:p>
          </table:table-cell>
          <table:table-cell table:style-name="Table3.B2" office:value-type="string">
            <text:p text:style-name="P8">7.77156e-16</text:p>
          </table:table-cell>
        </table:table-row>
        <table:table-row>
          <table:table-cell table:style-name="Table3.A2" office:value-type="string">
            <text:p text:style-name="P14">7</text:p>
          </table:table-cell>
          <table:table-cell table:style-name="Table3.B2" office:value-type="string">
            <text:p text:style-name="P8">1.33227e-15</text:p>
          </table:table-cell>
        </table:table-row>
        <table:table-row>
          <table:table-cell table:style-name="Table3.A2" office:value-type="string">
            <text:p text:style-name="P14">8</text:p>
          </table:table-cell>
          <table:table-cell table:style-name="Table3.B2" office:value-type="string">
            <text:p text:style-name="P8">1.77636e-15</text:p>
          </table:table-cell>
        </table:table-row>
        <table:table-row>
          <table:table-cell table:style-name="Table3.A2" office:value-type="string">
            <text:p text:style-name="P14">9</text:p>
          </table:table-cell>
          <table:table-cell table:style-name="Table3.B2" office:value-type="string">
            <text:p text:style-name="P8">3.33067e-15</text:p>
          </table:table-cell>
        </table:table-row>
        <table:table-row>
          <table:table-cell table:style-name="Table3.A2" office:value-type="string">
            <text:p text:style-name="P14">10</text:p>
          </table:table-cell>
          <table:table-cell table:style-name="Table3.B2" office:value-type="string">
            <text:p text:style-name="P8">3.10862e-15</text:p>
          </table:table-cell>
        </table:table-row>
        <table:table-row>
          <table:table-cell table:style-name="Table3.A2" office:value-type="string">
            <text:p text:style-name="P14">11</text:p>
          </table:table-cell>
          <table:table-cell table:style-name="Table3.B2" office:value-type="string">
            <text:p text:style-name="P8">3.55271e-15</text:p>
          </table:table-cell>
        </table:table-row>
        <table:table-row>
          <table:table-cell table:style-name="Table3.A2" office:value-type="string">
            <text:p text:style-name="P14">12</text:p>
          </table:table-cell>
          <table:table-cell table:style-name="Table3.B2" office:value-type="string">
            <text:p text:style-name="P8">3.9968e-15</text:p>
          </table:table-cell>
        </table:table-row>
        <table:table-row>
          <table:table-cell table:style-name="Table3.A2" office:value-type="string">
            <text:p text:style-name="P14">13</text:p>
          </table:table-cell>
          <table:table-cell table:style-name="Table3.B2" office:value-type="string">
            <text:p text:style-name="P8">2.88658e-15</text:p>
          </table:table-cell>
        </table:table-row>
      </table:table>
      <text:p text:style-name="P10"><text:soft-page-break/></text:p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n</text:p>
          </table:table-cell>
          <table:table-cell table:style-name="Table4.B1" office:value-type="string">
            <text:p text:style-name="P14">błąd</text:p>
          </table:table-cell>
        </table:table-row>
        <table:table-row>
          <table:table-cell table:style-name="Table4.A2" office:value-type="string">
            <text:p text:style-name="P14">4</text:p>
          </table:table-cell>
          <table:table-cell table:style-name="Table4.B2" office:value-type="string">
            <text:p text:style-name="P8">5.36442e-07</text:p>
          </table:table-cell>
        </table:table-row>
        <table:table-row>
          <table:table-cell table:style-name="Table4.A2" office:value-type="string">
            <text:p text:style-name="P14">5</text:p>
          </table:table-cell>
          <table:table-cell table:style-name="Table4.B2" office:value-type="string">
            <text:p text:style-name="P8">3.57628e-07</text:p>
          </table:table-cell>
        </table:table-row>
        <table:table-row>
          <table:table-cell table:style-name="Table4.A2" office:value-type="string">
            <text:p text:style-name="P14">6</text:p>
          </table:table-cell>
          <table:table-cell table:style-name="Table4.B2" office:value-type="string">
            <text:p text:style-name="P8">1.01328e-06</text:p>
          </table:table-cell>
        </table:table-row>
        <table:table-row>
          <table:table-cell table:style-name="Table4.A2" office:value-type="string">
            <text:p text:style-name="P14">7</text:p>
          </table:table-cell>
          <table:table-cell table:style-name="Table4.B2" office:value-type="string">
            <text:p text:style-name="P8">2.14577e-06</text:p>
          </table:table-cell>
        </table:table-row>
        <table:table-row>
          <table:table-cell table:style-name="Table4.A2" office:value-type="string">
            <text:p text:style-name="P14">8</text:p>
          </table:table-cell>
          <table:table-cell table:style-name="Table4.B2" office:value-type="string">
            <text:p text:style-name="P8">2.5034e-06</text:p>
          </table:table-cell>
        </table:table-row>
        <table:table-row>
          <table:table-cell table:style-name="Table4.A2" office:value-type="string">
            <text:p text:style-name="P14">9</text:p>
          </table:table-cell>
          <table:table-cell table:style-name="Table4.B2" office:value-type="string">
            <text:p text:style-name="P8">2.86102e-06</text:p>
          </table:table-cell>
        </table:table-row>
        <table:table-row>
          <table:table-cell table:style-name="Table4.A2" office:value-type="string">
            <text:p text:style-name="P14">10</text:p>
          </table:table-cell>
          <table:table-cell table:style-name="Table4.B2" office:value-type="string">
            <text:p text:style-name="P8">3.27826e-06</text:p>
          </table:table-cell>
        </table:table-row>
        <table:table-row>
          <table:table-cell table:style-name="Table4.A2" office:value-type="string">
            <text:p text:style-name="P14">11</text:p>
          </table:table-cell>
          <table:table-cell table:style-name="Table4.B2" office:value-type="string">
            <text:p text:style-name="P8">4.64916e-06</text:p>
          </table:table-cell>
        </table:table-row>
        <table:table-row>
          <table:table-cell table:style-name="Table4.A2" office:value-type="string">
            <text:p text:style-name="P14">12</text:p>
          </table:table-cell>
          <table:table-cell table:style-name="Table4.B2" office:value-type="string">
            <text:p text:style-name="P8">4.05312e-06</text:p>
          </table:table-cell>
        </table:table-row>
        <table:table-row>
          <table:table-cell table:style-name="Table4.A2" office:value-type="string">
            <text:p text:style-name="P14">13</text:p>
          </table:table-cell>
          <table:table-cell table:style-name="Table4.B2" office:value-type="string">
            <text:p text:style-name="P8">4.94719e-06</text:p>
          </table:table-cell>
        </table:table-row>
      </table:table>
      <text:p text:style-name="P10"/>
      <text:p text:style-name="P10"><draw:frame draw:style-name="fr1" draw:name="Object4" text:anchor-type="paragraph" svg:x="0.0374in" svg:y="0.0854in" svg:width="6.298in" svg:height="3.5484in" draw:z-index="3"><draw:object xlink:href="./Object 5" xlink:type="simple" xlink:show="embed" xlink:actuate="onLoad" draw:notify-on-update-of-ranges="Table4"/><draw:image xlink:href="./ObjectReplacements/Object 5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7:35:59.290337890</meta:creation-date>
    <dc:date>2016-03-13T20:07:50.696256732</dc:date>
    <meta:editing-duration>PT30M27S</meta:editing-duration>
    <meta:editing-cycles>1</meta:editing-cycles>
    <meta:document-statistic meta:table-count="4" meta:image-count="0" meta:object-count="4" meta:page-count="13" meta:paragraph-count="472" meta:word-count="2776" meta:character-count="24325" meta:non-whitespace-character-count="21785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8cm" svg:height="9.011cm" xlink:href=".." xlink:type="simple" chart:class="chart:line" chart:style-name="ch1">
        <chart:legend chart:legend-position="end" svg:x="13.958cm" svg:y="4.192cm" style:legend-expansion="high" chart:style-name="ch2"/>
        <chart:plot-area chart:style-name="ch3" table:cell-range-address="Table1.$A$2:.$B$12" chart:data-source-has-labels="both" svg:x="1.447cm" svg:y="0.518cm" svg:width="13.312cm" svg:height="8.65cm">
          <chartooo:coordinate-region svg:x="2.121cm" svg:y="0.731cm" svg:width="12.425cm" svg:height="7.763cm"/>
          <chart:axis chart:dimension="x" chart:name="primary-x" chart:style-name="ch4" chartooo:axis-type="auto">
            <chartooo:date-scale/>
            <chart:categories table:cell-range-address="Table1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B$11" chart:label-cell-address="Table1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Table1.$A$2:.$A$11</svg:desc>
                </draw:g>
              </table:table-cell>
              <table:table-cell office:value-type="float" office:value="0.000000000000104139">
                <text:p>0.000000000000104139</text:p>
                <draw:g>
                  <svg:desc>Table1.$B$2:.$B$11</svg:desc>
                </draw:g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585">
                <text:p>0.49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92616">
                <text:p>0.000000000392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142941">
                <text:p>0.000000014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10799">
                <text:p>0.000000210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809344">
                <text:p>0.00000809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8431">
                <text:p>0.00018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5928">
                <text:p>0.00345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585">
                <text:p>0.497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6825">
                <text:p>23.6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13cm" xlink:href=".." xlink:type="simple" chart:class="chart:line" chart:style-name="ch1">
        <chart:legend chart:legend-position="end" svg:x="13.926cm" svg:y="4.193cm" style:legend-expansion="high" chart:style-name="ch2"/>
        <chart:plot-area chart:style-name="ch3" table:cell-range-address="Table2.$A$2:.$B$12" chart:data-source-has-labels="both" svg:x="0.92cm" svg:y="0.248cm" svg:width="13.284cm" svg:height="8.649cm">
          <chartooo:coordinate-region svg:x="1.806cm" svg:y="0.461cm" svg:width="12.186cm" svg:height="7.762cm"/>
          <chart:axis chart:dimension="x" chart:name="primary-x" chart:style-name="ch4" chartooo:axis-type="auto">
            <chartooo:date-scale/>
            <chart:categories table:cell-range-address="Table2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2.$B$2:.$B$11" chart:label-cell-address="Table2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Table2.$A$2:.$A$11</svg:desc>
                </draw:g>
              </table:table-cell>
              <table:table-cell office:value-type="float" office:value="0.000270009">
                <text:p>0.000270009</text:p>
                <draw:g>
                  <svg:desc>Table2.$B$2:.$B$11</svg:desc>
                </draw:g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7872">
                <text:p>0.00107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6776">
                <text:p>0.039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415">
                <text:p>45.6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839">
                <text:p>6.19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659">
                <text:p>116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633">
                <text:p>36.7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.86">
                <text:p>198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4691">
                <text:p>49.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074">
                <text:p>12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928cm" svg:y="4.186cm" style:legend-expansion="high" chart:style-name="ch2"/>
        <chart:plot-area chart:style-name="ch3" table:cell-range-address="Table3.$A$2:.$B$12" chart:data-source-has-labels="both" svg:x="0.319cm" svg:y="0.179cm" svg:width="13.29cm" svg:height="8.641cm">
          <chartooo:coordinate-region svg:x="2.384cm" svg:y="0.392cm" svg:width="11.012cm" svg:height="7.754cm"/>
          <chart:axis chart:dimension="x" chart:name="primary-x" chart:style-name="ch4" chartooo:axis-type="auto">
            <chartooo:date-scale/>
            <chart:categories table:cell-range-address="Table3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3.$B$2:.$B$11" chart:label-cell-address="Table3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</text:p>
                <draw:g>
                  <svg:desc>Table3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Table3.$A$2:.$A$11</svg:desc>
                </draw:g>
              </table:table-cell>
              <table:table-cell office:value-type="float" office:value="2.88658E-015">
                <text:p>2.88658E-015</text:p>
                <draw:g>
                  <svg:desc>Table3.$B$2:.$B$11</svg:desc>
                </draw:g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6134E-016">
                <text:p>6.66134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7156E-016">
                <text:p>7.77156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3227E-015">
                <text:p>1.33227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067E-015">
                <text:p>3.33067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0862E-015">
                <text:p>3.10862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968E-015">
                <text:p>3.9968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8658E-015">
                <text:p>2.88658E-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13cm" xlink:href=".." xlink:type="simple" chart:class="chart:line" chart:style-name="ch1">
        <chart:legend chart:legend-position="end" svg:x="13.926cm" svg:y="4.193cm" style:legend-expansion="high" chart:style-name="ch2"/>
        <chart:plot-area chart:style-name="ch3" table:cell-range-address="Table4.$A$2:.$B$12" chart:data-source-has-labels="both" svg:x="0.319cm" svg:y="0.18cm" svg:width="13.288cm" svg:height="8.653cm">
          <chartooo:coordinate-region svg:x="2.384cm" svg:y="0.394cm" svg:width="11.01cm" svg:height="7.765cm"/>
          <chart:axis chart:dimension="x" chart:name="primary-x" chart:style-name="ch4" chartooo:axis-type="auto">
            <chartooo:date-scale/>
            <chart:categories table:cell-range-address="Table4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4.$B$2:.$B$11" chart:label-cell-address="Table4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</text:p>
                <draw:g>
                  <svg:desc>Table4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Table4.$A$2:.$A$11</svg:desc>
                </draw:g>
              </table:table-cell>
              <table:table-cell office:value-type="float" office:value="0.000000536442">
                <text:p>0.000000536442</text:p>
                <draw:g>
                  <svg:desc>Table4.$B$2:.$B$11</svg:desc>
                </draw:g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357628">
                <text:p>0.000000357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01328">
                <text:p>0.00000101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14577">
                <text:p>0.00000214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5034">
                <text:p>0.0000025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86102">
                <text:p>0.00000286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27826">
                <text:p>0.00000327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64916">
                <text:p>0.00000464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05312">
                <text:p>0.00000405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94719">
                <text:p>0.00000494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